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Lucida Grande UI" svg:font-family="'.Lucida Grande UI'" style:font-family-generic="swiss"/>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Lucida Grande UI1" svg:font-family="'.Lucida Grande UI'"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ReadCommandTable" style:family="table">
      <style:table-properties style:width="6.9201in" table:align="left" style:may-break-between-rows="false" style:writing-mode="lr-tb"/>
    </style:style>
    <style:style style:name="ReadCommandTable.A" style:family="table-column">
      <style:table-column-properties style:column-width="0.4951in"/>
    </style:style>
    <style:style style:name="ReadCommandTable.B" style:family="table-column">
      <style:table-column-properties style:column-width="1.5674in"/>
    </style:style>
    <style:style style:name="ReadCommandTable.C" style:family="table-column">
      <style:table-column-properties style:column-width="0.7528in"/>
    </style:style>
    <style:style style:name="ReadCommandTable.D" style:family="table-column">
      <style:table-column-properties style:column-width="0.8049in"/>
    </style:style>
    <style:style style:name="ReadCommandTable.E" style:family="table-column">
      <style:table-column-properties style:column-width="3.3in"/>
    </style:style>
    <style:style style:name="ReadCommandTable.A1" style:family="table-cell">
      <style:table-cell-properties fo:padding="0.0382in" fo:border-left="0.05pt solid #000000" fo:border-right="none" fo:border-top="0.05pt solid #000000" fo:border-bottom="0.05pt solid #000000"/>
    </style:style>
    <style:style style:name="ReadCommandTable.E1" style:family="table-cell">
      <style:table-cell-properties fo:padding="0.0382in" fo:border="0.05pt solid #000000"/>
    </style:style>
    <style:style style:name="ReadCommandTable.A2" style:family="table-cell">
      <style:table-cell-properties fo:padding="0.0382in" fo:border-left="0.05pt solid #000000" fo:border-right="none" fo:border-top="none" fo:border-bottom="0.05pt solid #000000"/>
    </style:style>
    <style:style style:name="ReadCommandTable.E2" style:family="table-cell">
      <style:table-cell-properties fo:padding="0.0382in" fo:border-left="0.05pt solid #000000" fo:border-right="0.05pt solid #000000" fo:border-top="none" fo:border-bottom="0.05pt solid #000000"/>
    </style:style>
    <style:style style:name="Table4" style:family="table">
      <style:table-properties style:width="6.9201in" table:align="left" style:may-break-between-rows="false" style:writing-mode="lr-tb"/>
    </style:style>
    <style:style style:name="Table4.A" style:family="table-column">
      <style:table-column-properties style:column-width="0.5569in"/>
    </style:style>
    <style:style style:name="Table4.B" style:family="table-column">
      <style:table-column-properties style:column-width="1.5056in"/>
    </style:style>
    <style:style style:name="Table4.C" style:family="table-column">
      <style:table-column-properties style:column-width="0.7528in"/>
    </style:style>
    <style:style style:name="Table4.D" style:family="table-column">
      <style:table-column-properties style:column-width="0.8049in"/>
    </style:style>
    <style:style style:name="Table4.E" style:family="table-column">
      <style:table-column-properties style:column-width="3.3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8" style:family="table">
      <style:table-properties style:width="6.9201in" table:align="left" style:may-break-between-rows="false" style:writing-mode="lr-tb"/>
    </style:style>
    <style:style style:name="Table8.A" style:family="table-column">
      <style:table-column-properties style:column-width="0.5569in"/>
    </style:style>
    <style:style style:name="Table8.B" style:family="table-column">
      <style:table-column-properties style:column-width="1.5056in"/>
    </style:style>
    <style:style style:name="Table8.C" style:family="table-column">
      <style:table-column-properties style:column-width="0.7528in"/>
    </style:style>
    <style:style style:name="Table8.D" style:family="table-column">
      <style:table-column-properties style:column-width="0.8049in"/>
    </style:style>
    <style:style style:name="Table8.E" style:family="table-column">
      <style:table-column-properties style:column-width="3.3in"/>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23" style:family="table">
      <style:table-properties style:width="6.9201in" table:align="left" style:may-break-between-rows="false" style:writing-mode="lr-tb"/>
    </style:style>
    <style:style style:name="Table23.A" style:family="table-column">
      <style:table-column-properties style:column-width="0.5569in"/>
    </style:style>
    <style:style style:name="Table23.B" style:family="table-column">
      <style:table-column-properties style:column-width="1.5056in"/>
    </style:style>
    <style:style style:name="Table23.C" style:family="table-column">
      <style:table-column-properties style:column-width="0.7528in"/>
    </style:style>
    <style:style style:name="Table23.D" style:family="table-column">
      <style:table-column-properties style:column-width="0.8049in"/>
    </style:style>
    <style:style style:name="Table23.E" style:family="table-column">
      <style:table-column-properties style:column-width="3.3in"/>
    </style:style>
    <style:style style:name="Table23.A1" style:family="table-cell">
      <style:table-cell-properties fo:padding="0.0382in" fo:border-left="0.05pt solid #000000" fo:border-right="none" fo:border-top="0.05pt solid #000000" fo:border-bottom="0.05pt solid #000000"/>
    </style:style>
    <style:style style:name="Table23.E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5" style:family="table">
      <style:table-properties style:width="6.9201in" table:align="left" style:may-break-between-rows="false" style:writing-mode="lr-tb"/>
    </style:style>
    <style:style style:name="Table5.A" style:family="table-column">
      <style:table-column-properties style:column-width="0.5569in"/>
    </style:style>
    <style:style style:name="Table5.B" style:family="table-column">
      <style:table-column-properties style:column-width="1.5056in"/>
    </style:style>
    <style:style style:name="Table5.C" style:family="table-column">
      <style:table-column-properties style:column-width="0.7528in"/>
    </style:style>
    <style:style style:name="Table5.D" style:family="table-column">
      <style:table-column-properties style:column-width="0.8049in"/>
    </style:style>
    <style:style style:name="Table5.E" style:family="table-column">
      <style:table-column-properties style:column-width="3.3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2" style:family="table">
      <style:table-properties style:width="6.9201in" table:align="left" style:may-break-between-rows="false" style:writing-mode="lr-tb"/>
    </style:style>
    <style:style style:name="Table2.A" style:family="table-column">
      <style:table-column-properties style:column-width="0.5569in"/>
    </style:style>
    <style:style style:name="Table2.B" style:family="table-column">
      <style:table-column-properties style:column-width="1.5056in"/>
    </style:style>
    <style:style style:name="Table2.C" style:family="table-column">
      <style:table-column-properties style:column-width="0.7528in"/>
    </style:style>
    <style:style style:name="Table2.D" style:family="table-column">
      <style:table-column-properties style:column-width="0.8049in"/>
    </style:style>
    <style:style style:name="Table2.E" style:family="table-column">
      <style:table-column-properties style:column-width="3.3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6" style:family="table">
      <style:table-properties style:width="6.9201in" table:align="left" style:may-break-between-rows="false" style:writing-mode="lr-tb"/>
    </style:style>
    <style:style style:name="Table6.A" style:family="table-column">
      <style:table-column-properties style:column-width="0.5569in"/>
    </style:style>
    <style:style style:name="Table6.B" style:family="table-column">
      <style:table-column-properties style:column-width="1.5056in"/>
    </style:style>
    <style:style style:name="Table6.C" style:family="table-column">
      <style:table-column-properties style:column-width="0.7528in"/>
    </style:style>
    <style:style style:name="Table6.D" style:family="table-column">
      <style:table-column-properties style:column-width="0.8049in"/>
    </style:style>
    <style:style style:name="Table6.E" style:family="table-column">
      <style:table-column-properties style:column-width="3.3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9201in" table:align="left" style:may-break-between-rows="false" style:writing-mode="lr-tb"/>
    </style:style>
    <style:style style:name="Table7.A" style:family="table-column">
      <style:table-column-properties style:column-width="0.5569in"/>
    </style:style>
    <style:style style:name="Table7.B" style:family="table-column">
      <style:table-column-properties style:column-width="1.5056in"/>
    </style:style>
    <style:style style:name="Table7.C" style:family="table-column">
      <style:table-column-properties style:column-width="0.7528in"/>
    </style:style>
    <style:style style:name="Table7.D" style:family="table-column">
      <style:table-column-properties style:column-width="0.8049in"/>
    </style:style>
    <style:style style:name="Table7.E" style:family="table-column">
      <style:table-column-properties style:column-width="3.3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3" style:family="table">
      <style:table-properties style:width="6.9201in" table:align="left" style:may-break-between-rows="false" style:writing-mode="lr-tb"/>
    </style:style>
    <style:style style:name="Table3.A" style:family="table-column">
      <style:table-column-properties style:column-width="0.5569in"/>
    </style:style>
    <style:style style:name="Table3.B" style:family="table-column">
      <style:table-column-properties style:column-width="1.5056in"/>
    </style:style>
    <style:style style:name="Table3.C" style:family="table-column">
      <style:table-column-properties style:column-width="0.7528in"/>
    </style:style>
    <style:style style:name="Table3.D" style:family="table-column">
      <style:table-column-properties style:column-width="0.8049in"/>
    </style:style>
    <style:style style:name="Table3.E" style:family="table-column">
      <style:table-column-properties style:column-width="3.3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9" style:family="table">
      <style:table-properties style:width="6.9167in" table:align="left" style:may-break-between-rows="false" style:writing-mode="lr-tb"/>
    </style:style>
    <style:style style:name="Table9.A" style:family="table-column">
      <style:table-column-properties style:column-width="0.5569in"/>
    </style:style>
    <style:style style:name="Table9.B" style:family="table-column">
      <style:table-column-properties style:column-width="6.3597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139in" table:align="left" style:may-break-between-rows="false" style:writing-mode="lr-tb"/>
    </style:style>
    <style:style style:name="Table10.A" style:family="table-column">
      <style:table-column-properties style:column-width="0.5569in"/>
    </style:style>
    <style:style style:name="Table10.B" style:family="table-column">
      <style:table-column-properties style:column-width="0.5701in"/>
    </style:style>
    <style:style style:name="Table10.C" style:family="table-column">
      <style:table-column-properties style:column-width="2.1146in"/>
    </style:style>
    <style:style style:name="Table10.D" style:family="table-column">
      <style:table-column-properties style:column-width="0.7563in"/>
    </style:style>
    <style:style style:name="Table10.F" style:family="table-column">
      <style:table-column-properties style:column-width="1.0813in"/>
    </style:style>
    <style:style style:name="Table10.G" style:family="table-column">
      <style:table-column-properties style:column-width="1.0785in"/>
    </style:style>
    <style:style style:name="Table10.A1" style:family="table-cell">
      <style:table-cell-properties fo:padding="0.0382in" fo:border-left="0.05pt solid #000000" fo:border-right="none" fo:border-top="0.05pt solid #000000" fo:border-bottom="0.05pt solid #000000"/>
    </style:style>
    <style:style style:name="Table10.G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11" style:family="table">
      <style:table-properties style:width="6.9201in" table:align="left" style:may-break-between-rows="false" style:writing-mode="lr-tb"/>
    </style:style>
    <style:style style:name="Table11.A" style:family="table-column">
      <style:table-column-properties style:column-width="0.5403in"/>
    </style:style>
    <style:style style:name="Table11.B" style:family="table-column">
      <style:table-column-properties style:column-width="0.5861in"/>
    </style:style>
    <style:style style:name="Table11.C" style:family="table-column">
      <style:table-column-properties style:column-width="5.793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222in" table:align="left" style:may-break-between-rows="false" style:writing-mode="lr-tb"/>
    </style:style>
    <style:style style:name="Table12.A" style:family="table-column">
      <style:table-column-properties style:column-width="0.5403in"/>
    </style:style>
    <style:style style:name="Table12.B" style:family="table-column">
      <style:table-column-properties style:column-width="0.5868in"/>
    </style:style>
    <style:style style:name="Table12.C" style:family="table-column">
      <style:table-column-properties style:column-width="0.625in"/>
    </style:style>
    <style:style style:name="Table12.D" style:family="table-column">
      <style:table-column-properties style:column-width="1.25in"/>
    </style:style>
    <style:style style:name="Table12.E" style:family="table-column">
      <style:table-column-properties style:column-width="1.1056in"/>
    </style:style>
    <style:style style:name="Table12.F" style:family="table-column">
      <style:table-column-properties style:column-width="1.9194in"/>
    </style:style>
    <style:style style:name="Table12.G" style:family="table-column">
      <style:table-column-properties style:column-width="0.8951in"/>
    </style:style>
    <style:style style:name="Table12.A1" style:family="table-cell">
      <style:table-cell-properties fo:padding="0.0382in" fo:border-left="0.05pt solid #000000" fo:border-right="none" fo:border-top="0.05pt solid #000000" fo:border-bottom="0.05pt solid #000000"/>
    </style:style>
    <style:style style:name="Table12.G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13" style:family="table">
      <style:table-properties style:width="6.9146in" table:align="left" style:may-break-between-rows="false" style:writing-mode="lr-tb"/>
    </style:style>
    <style:style style:name="Table13.A" style:family="table-column">
      <style:table-column-properties style:column-width="0.559in"/>
    </style:style>
    <style:style style:name="Table13.B" style:family="table-column">
      <style:table-column-properties style:column-width="0.5681in"/>
    </style:style>
    <style:style style:name="Table13.C" style:family="table-column">
      <style:table-column-properties style:column-width="5.7875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4" style:family="table">
      <style:table-properties style:width="6.9146in" table:align="left" style:may-break-between-rows="false" style:writing-mode="lr-tb"/>
    </style:style>
    <style:style style:name="Table14.A" style:family="table-column">
      <style:table-column-properties style:column-width="0.559in"/>
    </style:style>
    <style:style style:name="Table14.B" style:family="table-column">
      <style:table-column-properties style:column-width="0.5681in"/>
    </style:style>
    <style:style style:name="Table14.C" style:family="table-column">
      <style:table-column-properties style:column-width="5.7875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5" style:family="table">
      <style:table-properties style:width="6.9167in" table:align="left" style:may-break-between-rows="false" style:writing-mode="lr-tb"/>
    </style:style>
    <style:style style:name="Table15.A" style:family="table-column">
      <style:table-column-properties style:column-width="0.559in"/>
    </style:style>
    <style:style style:name="Table15.B" style:family="table-column">
      <style:table-column-properties style:column-width="0.5681in"/>
    </style:style>
    <style:style style:name="Table15.C" style:family="table-column">
      <style:table-column-properties style:column-width="5.789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9167in" table:align="left" style:may-break-between-rows="false" style:writing-mode="lr-tb"/>
    </style:style>
    <style:style style:name="Table16.A" style:family="table-column">
      <style:table-column-properties style:column-width="0.559in"/>
    </style:style>
    <style:style style:name="Table16.B" style:family="table-column">
      <style:table-column-properties style:column-width="0.5681in"/>
    </style:style>
    <style:style style:name="Table16.C" style:family="table-column">
      <style:table-column-properties style:column-width="5.789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9132in" table:align="left" style:may-break-between-rows="false" style:writing-mode="lr-tb"/>
    </style:style>
    <style:style style:name="Table17.A" style:family="table-column">
      <style:table-column-properties style:column-width="0.559in"/>
    </style:style>
    <style:style style:name="Table17.B" style:family="table-column">
      <style:table-column-properties style:column-width="0.5681in"/>
    </style:style>
    <style:style style:name="Table17.C" style:family="table-column">
      <style:table-column-properties style:column-width="5.7861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132in" table:align="left" style:may-break-between-rows="false" style:writing-mode="lr-tb"/>
    </style:style>
    <style:style style:name="Table18.A" style:family="table-column">
      <style:table-column-properties style:column-width="0.559in"/>
    </style:style>
    <style:style style:name="Table18.B" style:family="table-column">
      <style:table-column-properties style:column-width="0.5681in"/>
    </style:style>
    <style:style style:name="Table18.C" style:family="table-column">
      <style:table-column-properties style:column-width="5.7861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9132in" table:align="left" style:may-break-between-rows="false" style:writing-mode="lr-tb"/>
    </style:style>
    <style:style style:name="Table19.A" style:family="table-column">
      <style:table-column-properties style:column-width="0.559in"/>
    </style:style>
    <style:style style:name="Table19.B" style:family="table-column">
      <style:table-column-properties style:column-width="6.3542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132in" table:align="left" style:may-break-between-rows="false" style:writing-mode="lr-tb"/>
    </style:style>
    <style:style style:name="Table20.A" style:family="table-column">
      <style:table-column-properties style:column-width="0.559in"/>
    </style:style>
    <style:style style:name="Table20.B" style:family="table-column">
      <style:table-column-properties style:column-width="6.3542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132in" table:align="left" style:may-break-between-rows="false" style:writing-mode="lr-tb"/>
    </style:style>
    <style:style style:name="Table21.A" style:family="table-column">
      <style:table-column-properties style:column-width="0.559in"/>
    </style:style>
    <style:style style:name="Table21.B" style:family="table-column">
      <style:table-column-properties style:column-width="6.3542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132in" table:align="left" style:may-break-between-rows="false" style:writing-mode="lr-tb"/>
    </style:style>
    <style:style style:name="Table22.A" style:family="table-column">
      <style:table-column-properties style:column-width="0.559in"/>
    </style:style>
    <style:style style:name="Table22.B" style:family="table-column">
      <style:table-column-properties style:column-width="0.5681in"/>
    </style:style>
    <style:style style:name="Table22.C" style:family="table-column">
      <style:table-column-properties style:column-width="5.7861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font-name="Arial1" fo:font-size="16pt" style:font-size-asian="16pt" style:font-size-complex="16pt"/>
    </style:style>
    <style:style style:name="P4" style:family="paragraph" style:parent-style-name="Footer">
      <style:paragraph-properties>
        <style:tab-stops>
          <style:tab-stop style:position="3in" style:type="center"/>
          <style:tab-stop style:position="6.5in" style:type="right"/>
        </style:tab-stops>
      </style:paragraph-properties>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P7" style:family="paragraph" style:parent-style-name="Table_20_Heading">
      <style:paragraph-properties fo:margin-top="0in" fo:margin-bottom="0in" style:contextual-spacing="false"/>
    </style:style>
    <style:style style:name="P8" style:family="paragraph" style:parent-style-name="Table_20_Heading">
      <style:paragraph-properties fo:margin-top="0in" fo:margin-bottom="0in" style:contextual-spacing="false"/>
      <style:text-properties officeooo:rsid="00159764" officeooo:paragraph-rsid="00159764"/>
    </style:style>
    <style:style style:name="P9" style:family="paragraph" style:parent-style-name="Table_20_Heading">
      <style:paragraph-properties fo:margin-top="0in" fo:margin-bottom="0in" style:contextual-spacing="false"/>
      <style:text-properties officeooo:rsid="0011d039" officeooo:paragraph-rsid="0011d039"/>
    </style:style>
    <style:style style:name="P10" style:family="paragraph" style:parent-style-name="Table_20_Contents">
      <style:paragraph-properties fo:margin-top="0in" fo:margin-bottom="0in" style:contextual-spacing="false"/>
    </style:style>
    <style:style style:name="P11" style:family="paragraph" style:parent-style-name="Table_20_Contents">
      <style:paragraph-properties fo:margin-top="0in" fo:margin-bottom="0in" style:contextual-spacing="false" fo:text-align="center" style:justify-single-word="false"/>
    </style:style>
    <style:style style:name="P12" style:family="paragraph" style:parent-style-name="Standard">
      <style:text-properties style:font-name="TimesNewRomanPSMT" fo:font-size="12pt"/>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11"/>
    <style:style style:name="P17" style:family="paragraph" style:parent-style-name="Standard" style:list-style-name="L12"/>
    <style:style style:name="P18" style:family="paragraph" style:parent-style-name="Standard" style:list-style-name="L13"/>
    <style:style style:name="P19" style:family="paragraph" style:parent-style-name="Standard" style:list-style-name="L14"/>
    <style:style style:name="P20" style:family="paragraph" style:parent-style-name="Heading_20_1" style:master-page-name="First_20_Page">
      <style:paragraph-properties style:page-number="auto"/>
    </style:style>
    <style:style style:name="P21" style:family="paragraph" style:parent-style-name="Contents_20_2">
      <style:paragraph-properties>
        <style:tab-stops>
          <style:tab-stop style:position="6.9252in" style:type="right" style:leader-style="dotted" style:leader-text="."/>
        </style:tab-stops>
      </style:paragraph-properties>
    </style:style>
    <style:style style:name="P22" style:family="paragraph" style:parent-style-name="Footer">
      <style:paragraph-properties fo:text-align="start" style:justify-single-word="false">
        <style:tab-stops>
          <style:tab-stop style:position="3in" style:type="center"/>
          <style:tab-stop style:position="6.9409in" style:type="right"/>
        </style:tab-stops>
      </style:paragraph-properties>
    </style:style>
    <style:style style:name="P23" style:family="paragraph" style:parent-style-name="Table_20_Contents" style:list-style-name="L5">
      <style:paragraph-properties fo:margin-top="0in" fo:margin-bottom="0in" style:contextual-spacing="false" fo:text-align="start" style:justify-single-word="false"/>
    </style:style>
    <style:style style:name="P24" style:family="paragraph" style:parent-style-name="Table_20_Contents" style:list-style-name="L6">
      <style:paragraph-properties fo:margin-top="0in" fo:margin-bottom="0in" style:contextual-spacing="false" fo:text-align="start" style:justify-single-word="false"/>
    </style:style>
    <style:style style:name="P25" style:family="paragraph" style:parent-style-name="Table_20_Contents" style:list-style-name="L7">
      <style:paragraph-properties fo:margin-top="0in" fo:margin-bottom="0in" style:contextual-spacing="false" fo:text-align="start" style:justify-single-word="false"/>
    </style:style>
    <style:style style:name="P26" style:family="paragraph" style:parent-style-name="Table_20_Contents" style:list-style-name="L8">
      <style:paragraph-properties fo:margin-top="0in" fo:margin-bottom="0in" style:contextual-spacing="false" fo:text-align="start" style:justify-single-word="false"/>
    </style:style>
    <style:style style:name="P27" style:family="paragraph" style:parent-style-name="Table_20_Contents" style:list-style-name="L9">
      <style:paragraph-properties fo:margin-top="0in" fo:margin-bottom="0in" style:contextual-spacing="false" fo:text-align="start" style:justify-single-word="false"/>
    </style:style>
    <style:style style:name="P28" style:family="paragraph" style:parent-style-name="Table_20_Contents" style:list-style-name="L10">
      <style:paragraph-properties fo:margin-top="0in" fo:margin-bottom="0in" style:contextual-spacing="false" fo:text-align="start" style:justify-single-word="false"/>
    </style:style>
    <style:style style:name="P29" style:family="paragraph" style:parent-style-name="Table_20_Contents" style:list-style-name="L6">
      <style:paragraph-properties fo:margin-top="0in" fo:margin-bottom="0in" style:contextual-spacing="false" fo:text-align="start" style:justify-single-word="false"/>
      <style:text-properties officeooo:rsid="0011d039" officeooo:paragraph-rsid="0011d039"/>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Contents_20_3">
      <style:paragraph-properties>
        <style:tab-stops>
          <style:tab-stop style:position="6.9252in" style:type="right" style:leader-style="dotted" style:leader-text="."/>
        </style:tab-stops>
      </style:paragraph-properties>
    </style:style>
    <style:style style:name="P3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ae483" style:font-size-asian="8pt" style:font-size-complex="8pt"/>
    </style:style>
    <style:style style:name="T4" style:family="text">
      <style:text-properties fo:font-size="8pt" officeooo:rsid="001ae483" style:font-size-asian="8pt"/>
    </style:style>
    <style:style style:name="T5"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fo:font-size="9pt" style:font-size-asian="9pt"/>
    </style:style>
    <style:style style:name="T8" style:family="text">
      <style:text-properties officeooo:rsid="0011d039"/>
    </style:style>
    <style:style style:name="T9" style:family="text">
      <style:text-properties officeooo:rsid="000ea832"/>
    </style:style>
    <style:style style:name="T10" style:family="text">
      <style:text-properties style:text-underline-style="solid" style:text-underline-width="auto" style:text-underline-color="font-color"/>
    </style:style>
    <style:style style:name="T11" style:family="text">
      <style:text-properties officeooo:rsid="000b9f99"/>
    </style:style>
    <style:style style:name="T12" style:family="text">
      <style:text-properties officeooo:rsid="00152ece"/>
    </style:style>
    <style:style style:name="T13" style:family="text">
      <style:text-properties officeooo:rsid="00159764"/>
    </style:style>
    <style:style style:name="T14" style:family="text">
      <style:text-properties officeooo:rsid="00169f00"/>
    </style:style>
    <style:style style:name="T15" style:family="text">
      <style:text-properties officeooo:rsid="001ae483"/>
    </style:style>
    <style:style style:name="T16" style:family="text">
      <style:text-properties style:use-window-font-color="true" style:text-outline="false" style:text-line-through-style="none" style:text-line-through-type="none" style:text-position="0% 100%" style:font-name=".Lucida Grand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Introduction (Informative)</text:h>
      <text:p text:style-name="Standard">This document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h text:style-name="Heading_20_1" text:outline-level="1">References and Context (Normative)</text:h>
      <text:p text:style-name="P12">This Standard is in the context of the following OpenLCB Standards: </text:p>
      <text:list xml:id="list7434965476115108451" text:style-name="L3">
        <text:list-item>
          <text:p text:style-name="P14">OpenLCB Configuration Description Information <text:span text:style-name="T11">(CDI)</text:span>, which defines fixed information to allow a Configuration Tool (CT) to configure a node.</text:p>
        </text:list-item>
        <text:list-item>
          <text:p text:style-name="P14">OpenLCB Datagram Transport Protocol, which defines the protocol for transporting 0-72 byte datagrams <text:span text:style-name="T6">from</text:span> node to node.</text:p>
        </text:list-item>
        <text:list-item>
          <text:p text:style-name="P14">OpenLCB Message Network, which defines message interchange for OpenLCB, specifically how this protocol appears in the Protocol Support Reply message and Error Codes.</text:p>
        </text:list-item>
        <text:list-item>
          <text:p text:style-name="P14">The OpenLCB Stream Transport Standard, which defines the protocol for transporting data from node to node.</text:p>
        </text:list-item>
      </text:list>
      <text:h text:style-name="Heading_20_1" text:outline-level="1">Protocol (Normative)</text:h>
      <text:h text:style-name="Heading_20_2" text:outline-level="2">Address Space Size</text:h>
      <text:p text:style-name="Standard">Configuration memory addresses are 32 bits. The addressable quantity is the byte. There are 255 unique address spaces, which are specified using an address space selectors.</text:p>
      <text:h text:style-name="Heading_20_2" text:outline-level="2">Address Space Selection</text:h>
      <text:p text:style-name="Standard">Of the 255 unique address spaces, those that follow are required to be implemented by any node that implements this Standard (these may or may not have content on a particular node); the following address space numbers can only be used for the specified purpose, and if the corresponding information is available, it must be accessible by these address space selectors (in addition to any others the designer might provide):</text:p>
      <text:list xml:id="list3311271869668767450" text:style-name="L4">
        <text:list-item>
          <text:p text:style-name="P15">(space=0xFF, control bits=0b0000011) Configuration definition – A read-only space containing the Configuration Description Information for this node, if any.</text:p>
        </text:list-item>
        <text:list-item>
          <text:p text:style-name="P15"><text:soft-page-break/>(space=0xFE, control bits=0b00000010) All memory – This special space provides access to all memory in the device, where “all” is defined by the designer. </text:p>
        </text:list-item>
        <text:list-item>
          <text:p text:style-name="P15">(space=0xFD, control bits=0b00000001) Configuration – A <text:span text:style-name="T14">writable</text:span> basic configuration space, with the structure of the 32-bit space defined by the designer.</text:p>
        </text:list-item>
      </text:list>
      <text:p text:style-name="Standard">These three spaces, inclusive, can (but do not have to) be addressed without an extra byte in the datagram using control bits in the flag byte (byte 1). All others must be specified as a byte value in byte 6 of the datagram payload (see Section 4.3).</text:p>
      <text:h text:style-name="Heading_20_2" text:outline-level="2">Message Formats</text:h>
      <text:p text:style-name="Standard">The following table shows available configuration message formats. All other formats are reserved. <text:s/><text:span text:style-name="T8">Note that Byte 6 is optional. <text:s/>If Byte 6 is not used, it is not present in the message, and the remaining bytes directly follow Byte 5 with no Byte 6 padding.</text:span></text:p>
      <text:h text:style-name="Heading_20_3" text:outline-level="3">Error Handling</text:h>
      <text:p text:style-name="Standard">An unknown command in byte 1 shall return a datagram rejected reply with an error-code as defined in the OpenLCB Message Network Standard.</text:p>
      <text:p text:style-name="Standard">!!br0ken!!</text:p>
      <text:h text:style-name="Heading_20_3" text:outline-level="3">Read Command</text:h>
      <table:table table:name="ReadCommandTable" table:style-name="ReadCommandTable">
        <table:table-column table:style-name="ReadCommandTable.A"/>
        <table:table-column table:style-name="ReadCommandTable.B"/>
        <table:table-column table:style-name="ReadCommandTable.C"/>
        <table:table-column table:style-name="ReadCommandTable.D"/>
        <table:table-column table:style-name="ReadCommandTable.E"/>
        <table:table-header-rows>
          <table:table-row>
            <table:table-cell table:style-name="ReadCommandTable.A1" office:value-type="string">
              <text:p text:style-name="P7">Byte 0</text:p>
            </table:table-cell>
            <table:table-cell table:style-name="ReadCommandTable.A1" office:value-type="string">
              <text:p text:style-name="P7">Byte 1</text:p>
              <text:p text:style-name="P7"/>
            </table:table-cell>
            <table:table-cell table:style-name="ReadCommandTable.A1" office:value-type="string">
              <text:p text:style-name="P7">Byte 2-5</text:p>
            </table:table-cell>
            <table:table-cell table:style-name="ReadCommandTable.A1" office:value-type="string">
              <text:p text:style-name="P7">Byte 6<text:line-break/>(optional)</text:p>
            </table:table-cell>
            <table:table-cell table:style-name="ReadCommandTable.E1" office:value-type="string">
              <text:p text:style-name="P7">Byte 7/6</text:p>
            </table:table-cell>
          </table:table-row>
        </table:table-header-rows>
        <table:table-row>
          <table:table-cell table:style-name="ReadCommandTable.A2" office:value-type="string">
            <text:p text:style-name="P10">0x20</text:p>
          </table:table-cell>
          <table:table-cell table:style-name="ReadCommandTable.A2" office:value-type="string">
            <text:p text:style-name="P10">0x40 Space in byte 6<text:line-break/>0x41 Space 0xFD<text:line-break/>0x42 Space 0xFE<text:line-break/>0x43 Space 0xFF </text:p>
          </table:table-cell>
          <table:table-cell table:style-name="ReadCommandTable.A2" office:value-type="string">
            <text:p text:style-name="P11">Starting Address</text:p>
          </table:table-cell>
          <table:table-cell table:style-name="ReadCommandTable.A2" office:value-type="string">
            <text:p text:style-name="P11">Address Space</text:p>
          </table:table-cell>
          <table:table-cell table:style-name="ReadCommandTable.E2" office:value-type="string">
            <text:p text:style-name="P11">Read Count (1 – <text:span text:style-name="T8">64 bytes</text:span>)</text:p>
            <text:p text:style-name="P11">Upper bit reserved, must be ignored</text:p>
          </table:table-cell>
        </table:table-row>
      </table:table>
      <text:p text:style-name="Standard"/>
      <text:h text:style-name="Heading_20_3" text:outline-level="3">Read Reply</text:h>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7">Byte 0</text:p>
            </table:table-cell>
            <table:table-cell table:style-name="Table4.A1" office:value-type="string">
              <text:p text:style-name="P7">Byte 1</text:p>
            </table:table-cell>
            <table:table-cell table:style-name="Table4.A1" office:value-type="string">
              <text:p text:style-name="P7">Byte 2-5</text:p>
            </table:table-cell>
            <table:table-cell table:style-name="Table4.A1" office:value-type="string">
              <text:p text:style-name="P7">Byte 6<text:line-break/>(optional)</text:p>
            </table:table-cell>
            <table:table-cell table:style-name="Table4.E1" office:value-type="string">
              <text:p text:style-name="P8">Remaining Bytes</text:p>
              <text:p text:style-name="P8">(in network order, top to bottom)</text:p>
            </table:table-cell>
          </table:table-row>
        </table:table-header-rows>
        <table:table-row>
          <table:table-cell table:style-name="Table4.A2" table:number-rows-spanned="2" office:value-type="string">
            <text:p text:style-name="P10">0x20</text:p>
          </table:table-cell>
          <table:table-cell table:style-name="Table4.A2" office:value-type="string">
            <text:p text:style-name="P10">OK status:</text:p>
            <text:p text:style-name="P10">0x50 Space in byte 6<text:line-break/>0x51 Space 0xFD<text:line-break/>0x52 Space 0xFE<text:line-break/>0x53 Space 0xFF </text:p>
          </table:table-cell>
          <table:table-cell table:style-name="Table4.A2" table:number-rows-spanned="2" office:value-type="string">
            <text:p text:style-name="P11">Starting Address</text:p>
          </table:table-cell>
          <table:table-cell table:style-name="Table4.A2" table:number-rows-spanned="2" office:value-type="string">
            <text:p text:style-name="P11">Address Space</text:p>
          </table:table-cell>
          <table:table-cell table:style-name="Table4.E2" office:value-type="string">
            <text:p text:style-name="P11">Data (1 – <text:span text:style-name="T8">64 bytes</text:span>)</text:p>
          </table:table-cell>
        </table:table-row>
        <table:table-row>
          <table:covered-table-cell/>
          <table:table-cell table:style-name="Table4.A2" office:value-type="string">
            <text:p text:style-name="P10">Failure status:</text:p>
            <text:p text:style-name="P10">0x58 Space in byte 6<text:line-break/>0x59 Space 0xFD<text:line-break/>0x5A Space 0xFE<text:line-break/>0x5B Space 0xFF </text:p>
          </table:table-cell>
          <table:covered-table-cell/>
          <table:covered-table-cell/>
          <table:table-cell table:style-name="Table4.E2" office:value-type="string">
            <text:list xml:id="list6889153495411977176" text:style-name="L5">
              <text:list-item>
                <text:p text:style-name="P23">Error Code (two bytes)</text:p>
              </text:list-item>
              <text:list-item>
                <text:p text:style-name="P23">optional zero-terminated message string <text:span text:style-name="T8">(0 – 63 bytes)</text:span></text:p>
              </text:list-item>
            </text:list>
          </table:table-cell>
        </table:table-row>
      </table:table>
      <text:p text:style-name="Standard"/>
      <text:h text:style-name="Heading_20_3" text:outline-level="3"><text:soft-page-break/>Read <text:span text:style-name="T8">Stream </text:span>Command</text:h>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7">Byte 0</text:p>
            </table:table-cell>
            <table:table-cell table:style-name="Table8.A1" office:value-type="string">
              <text:p text:style-name="P7">Byte 1</text:p>
            </table:table-cell>
            <table:table-cell table:style-name="Table8.A1" office:value-type="string">
              <text:p text:style-name="P7">Byte<text:span text:style-name="T9">s</text:span> 2-<text:span text:style-name="T9">5</text:span></text:p>
            </table:table-cell>
            <table:table-cell table:style-name="Table8.A1" office:value-type="string">
              <text:p text:style-name="P7">Byte 6<text:line-break/>(optional)</text:p>
            </table:table-cell>
            <table:table-cell table:style-name="Table8.E1" office:value-type="string">
              <text:p text:style-name="P7">Remaining Bytes</text:p>
              <text:p text:style-name="P8">(in network order, top to bottom)</text:p>
            </table:table-cell>
          </table:table-row>
        </table:table-header-rows>
        <table:table-row>
          <table:table-cell table:style-name="Table8.A2" office:value-type="string">
            <text:p text:style-name="P10">0x20</text:p>
          </table:table-cell>
          <table:table-cell table:style-name="Table8.A2" office:value-type="string">
            <text:p text:style-name="P10">0x<text:span text:style-name="T8">6</text:span>0 Space in byte 6<text:line-break/>0x<text:span text:style-name="T8">6</text:span>1 Space 0xFD<text:line-break/>0x<text:span text:style-name="T8">6</text:span>2 Space 0xFE<text:line-break/>0x<text:span text:style-name="T8">6</text:span>3 Space 0xFF </text:p>
          </table:table-cell>
          <table:table-cell table:style-name="Table8.A2" office:value-type="string">
            <text:p text:style-name="P11">Starting Address</text:p>
          </table:table-cell>
          <table:table-cell table:style-name="Table8.A2" office:value-type="string">
            <text:p text:style-name="P11">Address Space</text:p>
          </table:table-cell>
          <table:table-cell table:style-name="Table8.E2" office:value-type="string">
            <text:list xml:id="list5646589983973203208" text:style-name="L6">
              <text:list-item>
                <text:p text:style-name="P24">Read Count (4 bytes)</text:p>
              </text:list-item>
              <text:list-item>
                <text:p text:style-name="P29">Destination Stream ID (1 byte)</text:p>
              </text:list-item>
            </text:list>
          </table:table-cell>
        </table:table-row>
      </table:table>
      <text:p text:style-name="Standard"/>
      <text:h text:style-name="Heading_20_3" text:outline-level="3">Read Stream Reply</text:h>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7">Byte 0</text:p>
            </table:table-cell>
            <table:table-cell table:style-name="Table23.A1" office:value-type="string">
              <text:p text:style-name="P7">Byte 1</text:p>
            </table:table-cell>
            <table:table-cell table:style-name="Table23.A1" office:value-type="string">
              <text:p text:style-name="P7">Byte<text:span text:style-name="T8">s</text:span> 2-<text:span text:style-name="T8">5</text:span></text:p>
            </table:table-cell>
            <table:table-cell table:style-name="Table23.A1" office:value-type="string">
              <text:p text:style-name="P7">Byte 6<text:line-break/>(optional)</text:p>
            </table:table-cell>
            <table:table-cell table:style-name="Table23.E1" office:value-type="string">
              <text:p text:style-name="P9">Remaining Bytes</text:p>
              <text:p text:style-name="P8">(in network order, top to bottom)</text:p>
            </table:table-cell>
          </table:table-row>
        </table:table-header-rows>
        <table:table-row>
          <table:table-cell table:style-name="Table23.A2" table:number-rows-spanned="2" office:value-type="string">
            <text:p text:style-name="P10">0x20</text:p>
          </table:table-cell>
          <table:table-cell table:style-name="Table23.A2" office:value-type="string">
            <text:p text:style-name="P10">OK status:</text:p>
            <text:p text:style-name="P10">0x70 Space in byte 6<text:line-break/>0x71 Space 0xFD<text:line-break/>0x72 Space 0xFE<text:line-break/>0x73 Space 0xFF </text:p>
          </table:table-cell>
          <table:table-cell table:style-name="Table23.A2" table:number-rows-spanned="2" office:value-type="string">
            <text:p text:style-name="P11">Starting Address</text:p>
          </table:table-cell>
          <table:table-cell table:style-name="Table23.A2" table:number-rows-spanned="2" office:value-type="string">
            <text:p text:style-name="P11">Address Space</text:p>
          </table:table-cell>
          <table:table-cell table:style-name="Table23.E2" office:value-type="string">
            <text:list xml:id="list7996687460694267409" text:style-name="L7">
              <text:list-item>
                <text:p text:style-name="P25">Read Count (4 bytes)</text:p>
              </text:list-item>
              <text:list-item>
                <text:p text:style-name="P25">Source Stream ID (1 byte)</text:p>
              </text:list-item>
            </text:list>
          </table:table-cell>
        </table:table-row>
        <table:table-row>
          <table:covered-table-cell/>
          <table:table-cell table:style-name="Table23.A2" office:value-type="string">
            <text:p text:style-name="P10">Failure status:</text:p>
            <text:p text:style-name="P10">0x78 Space in byte 6<text:line-break/>0x79 Space 0xFD<text:line-break/>0x7A Space 0xFE<text:line-break/>0x7BSpace 0xFF </text:p>
          </table:table-cell>
          <table:covered-table-cell/>
          <table:covered-table-cell/>
          <table:table-cell table:style-name="Table23.E2" office:value-type="string">
            <text:list xml:id="list5121931531331664367" text:style-name="L8">
              <text:list-item>
                <text:p text:style-name="P26">Error Code (<text:span text:style-name="T8">2 </text:span>bytes)</text:p>
              </text:list-item>
              <text:list-item>
                <text:p text:style-name="P26">optional zero-terminated message string <text:span text:style-name="T8">(0 – 63 bytes)</text:span></text:p>
              </text:list-item>
            </text:list>
          </table:table-cell>
        </table:table-row>
      </table:table>
      <text:p text:style-name="Standard"/>
      <text:h text:style-name="Heading_20_3" text:outline-level="3">Write Command</text:h>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7">Byte 0</text:p>
            </table:table-cell>
            <table:table-cell table:style-name="Table5.A1" office:value-type="string">
              <text:p text:style-name="P7">Byte 1</text:p>
            </table:table-cell>
            <table:table-cell table:style-name="Table5.A1" office:value-type="string">
              <text:p text:style-name="P7">Byte 2-5</text:p>
            </table:table-cell>
            <table:table-cell table:style-name="Table5.A1" office:value-type="string">
              <text:p text:style-name="P7">Byte 6<text:line-break/>(optional)</text:p>
            </table:table-cell>
            <table:table-cell table:style-name="Table5.E1" office:value-type="string">
              <text:p text:style-name="P7">Remaining Bytes</text:p>
            </table:table-cell>
          </table:table-row>
        </table:table-header-rows>
        <table:table-row>
          <table:table-cell table:style-name="Table5.A2" office:value-type="string">
            <text:p text:style-name="P10">0x20</text:p>
          </table:table-cell>
          <table:table-cell table:style-name="Table5.A2" office:value-type="string">
            <text:p text:style-name="P10">0x00 Space in byte 6<text:line-break/>0x01 Space 0xFD<text:line-break/>0x02 Space 0xFE<text:line-break/>0x03 Space 0xFF </text:p>
          </table:table-cell>
          <table:table-cell table:style-name="Table5.A2" office:value-type="string">
            <text:p text:style-name="P11">Starting Address</text:p>
          </table:table-cell>
          <table:table-cell table:style-name="Table5.A2" office:value-type="string">
            <text:p text:style-name="P11">Address Space</text:p>
          </table:table-cell>
          <table:table-cell table:style-name="Table5.E2" office:value-type="string">
            <text:p text:style-name="P11">Data (1 – <text:span text:style-name="T8">64 </text:span>bytes)</text:p>
          </table:table-cell>
        </table:table-row>
      </table:table>
      <text:p text:style-name="Standard"/>
      <text:h text:style-name="Heading_20_3" text:outline-level="3"><text:soft-page-break/>Write Reply</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7">Byte 0</text:p>
            </table:table-cell>
            <table:table-cell table:style-name="Table2.A1" office:value-type="string">
              <text:p text:style-name="P7">Byte 1</text:p>
            </table:table-cell>
            <table:table-cell table:style-name="Table2.A1" office:value-type="string">
              <text:p text:style-name="P7">Byte 2-5</text:p>
            </table:table-cell>
            <table:table-cell table:style-name="Table2.A1" office:value-type="string">
              <text:p text:style-name="P7">Byte 6<text:line-break/>(optional)</text:p>
            </table:table-cell>
            <table:table-cell table:style-name="Table2.E1" office:value-type="string">
              <text:p text:style-name="P7">Remaining Bytes</text:p>
              <text:p text:style-name="P8">(in network order, top to bottom)</text:p>
            </table:table-cell>
          </table:table-row>
        </table:table-header-rows>
        <table:table-row>
          <table:table-cell table:style-name="Table2.A2" table:number-rows-spanned="2" office:value-type="string">
            <text:p text:style-name="P10">0x20</text:p>
          </table:table-cell>
          <table:table-cell table:style-name="Table2.A2" office:value-type="string">
            <text:p text:style-name="P10">OK status:</text:p>
            <text:p text:style-name="P10">0x10 Space in byte 6<text:line-break/>0x11 Space 0xFD<text:line-break/>0x12 Space 0xFE<text:line-break/>0x13 Space 0xFF </text:p>
          </table:table-cell>
          <table:table-cell table:style-name="Table2.A2" table:number-rows-spanned="2" office:value-type="string">
            <text:p text:style-name="P11">Starting Address</text:p>
          </table:table-cell>
          <table:table-cell table:style-name="Table2.A2" table:number-rows-spanned="2" office:value-type="string">
            <text:p text:style-name="P11">Address Space</text:p>
          </table:table-cell>
          <table:table-cell table:style-name="Table2.E2" office:value-type="string">
            <text:p text:style-name="P11">(None)</text:p>
          </table:table-cell>
        </table:table-row>
        <table:table-row>
          <table:covered-table-cell/>
          <table:table-cell table:style-name="Table2.A2" office:value-type="string">
            <text:p text:style-name="P10">Failure status:</text:p>
            <text:p text:style-name="P10">0x18 Space in byte 6<text:line-break/>0x19 Space 0xFD<text:line-break/>0x1A Space 0xFE<text:line-break/>0x1B Space 0xFF </text:p>
          </table:table-cell>
          <table:covered-table-cell/>
          <table:covered-table-cell/>
          <table:table-cell table:style-name="Table2.E2" office:value-type="string">
            <text:list xml:id="list2715369166017078467" text:style-name="L9">
              <text:list-item>
                <text:p text:style-name="P27">Error Code (two bytes)</text:p>
              </text:list-item>
              <text:list-item>
                <text:p text:style-name="P27">optional zero-terminated message string <text:span text:style-name="T12">(0 – 63 bytes)</text:span></text:p>
              </text:list-item>
            </text:list>
          </table:table-cell>
        </table:table-row>
      </table:table>
      <text:p text:style-name="Standard"/>
      <text:h text:style-name="Heading_20_3" text:outline-level="3">Write Under Mask Command</text:h>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7">Byte 0</text:p>
            </table:table-cell>
            <table:table-cell table:style-name="Table6.A1" office:value-type="string">
              <text:p text:style-name="P7">Byte 1</text:p>
            </table:table-cell>
            <table:table-cell table:style-name="Table6.A1" office:value-type="string">
              <text:p text:style-name="P7">Byte 2-5</text:p>
            </table:table-cell>
            <table:table-cell table:style-name="Table6.A1" office:value-type="string">
              <text:p text:style-name="P7">Byte 6<text:line-break/>(optional)</text:p>
            </table:table-cell>
            <table:table-cell table:style-name="Table6.E1" office:value-type="string">
              <text:p text:style-name="P7">Remainder</text:p>
            </table:table-cell>
          </table:table-row>
        </table:table-header-rows>
        <table:table-row>
          <table:table-cell table:style-name="Table6.A2" office:value-type="string">
            <text:p text:style-name="P10">0x20</text:p>
          </table:table-cell>
          <table:table-cell table:style-name="Table6.A2" office:value-type="string">
            <text:p text:style-name="P10">0x08 Space in byte 6<text:line-break/>0x09 Space 0xFD<text:line-break/>0x0A Space 0xFE<text:line-break/>0x0B Space 0xFF </text:p>
          </table:table-cell>
          <table:table-cell table:style-name="Table6.A2" office:value-type="string">
            <text:p text:style-name="P11">Starting Address</text:p>
          </table:table-cell>
          <table:table-cell table:style-name="Table6.A2" office:value-type="string">
            <text:p text:style-name="P11">Address Space</text:p>
          </table:table-cell>
          <table:table-cell table:style-name="Table6.E2" office:value-type="string">
            <text:p text:style-name="P11">Data pairs (2-64 bytes)</text:p>
          </table:table-cell>
        </table:table-row>
      </table:table>
      <text:p text:style-name="Standard">The data pairs are (Mask, Data) where each of Mask and Data are single bytes. <text:s/>Bits in Data where the corresponding bit in Mask is a 1 will be written to the memory location. Bits in memory where the corresponding bit in Mask is a 0 will be left unchanged. <text:s/>The first data pair refers to memory at the Starting Address. Each following data pair refers to a successive byte in memory.</text:p>
      <text:h text:style-name="Heading_20_3" text:outline-level="3">Write Stream Command</text:h>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7">Byte 0</text:p>
            </table:table-cell>
            <table:table-cell table:style-name="Table7.A1" office:value-type="string">
              <text:p text:style-name="P7">Byte 1</text:p>
            </table:table-cell>
            <table:table-cell table:style-name="Table7.A1" office:value-type="string">
              <text:p text:style-name="P7">Byte 2-5</text:p>
            </table:table-cell>
            <table:table-cell table:style-name="Table7.A1" office:value-type="string">
              <text:p text:style-name="P7">Byte 6<text:line-break/>(optional)</text:p>
            </table:table-cell>
            <table:table-cell table:style-name="Table7.E1" office:value-type="string">
              <text:p text:style-name="P7">Remainder</text:p>
            </table:table-cell>
          </table:table-row>
        </table:table-header-rows>
        <table:table-row>
          <table:table-cell table:style-name="Table7.A2" office:value-type="string">
            <text:p text:style-name="P10">0x20</text:p>
          </table:table-cell>
          <table:table-cell table:style-name="Table7.A2" office:value-type="string">
            <text:p text:style-name="P10">0x20 Space in byte 6<text:line-break/>0x21 Space 0xFD<text:line-break/>0x22 Space 0xFE<text:line-break/>0x23 Space 0xFF </text:p>
          </table:table-cell>
          <table:table-cell table:style-name="Table7.A2" office:value-type="string">
            <text:p text:style-name="P11">Starting Address</text:p>
          </table:table-cell>
          <table:table-cell table:style-name="Table7.A2" office:value-type="string">
            <text:p text:style-name="P11">Address Space</text:p>
          </table:table-cell>
          <table:table-cell table:style-name="Table7.E2" office:value-type="string">
            <text:p text:style-name="P11">Source Stream ID (1 byte)</text:p>
          </table:table-cell>
        </table:table-row>
      </table:table>
      <text:h text:style-name="Heading_20_3" text:outline-level="3"><text:soft-page-break/>Write Stream Reply</text:h>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7">Byte 0</text:p>
            </table:table-cell>
            <table:table-cell table:style-name="Table3.A1" office:value-type="string">
              <text:p text:style-name="P7">Byte 1</text:p>
            </table:table-cell>
            <table:table-cell table:style-name="Table3.A1" office:value-type="string">
              <text:p text:style-name="P7">Byte 2-5</text:p>
            </table:table-cell>
            <table:table-cell table:style-name="Table3.A1" office:value-type="string">
              <text:p text:style-name="P7">Byte 6<text:line-break/>(optional)</text:p>
            </table:table-cell>
            <table:table-cell table:style-name="Table3.E1" office:value-type="string">
              <text:p text:style-name="P7">Remaining Bytes</text:p>
              <text:p text:style-name="P8">(in network order, top to bottom)</text:p>
            </table:table-cell>
          </table:table-row>
        </table:table-header-rows>
        <table:table-row>
          <table:table-cell table:style-name="Table3.A2" table:number-rows-spanned="2" office:value-type="string">
            <text:p text:style-name="P10">0x20</text:p>
          </table:table-cell>
          <table:table-cell table:style-name="Table3.A2" office:value-type="string">
            <text:p text:style-name="P10">OK status:</text:p>
            <text:p text:style-name="P10">0x30 Space in byte 6<text:line-break/>0x31 Space 0xFD<text:line-break/>0x32 Space 0xFE<text:line-break/>0x33 Space 0xFF </text:p>
          </table:table-cell>
          <table:table-cell table:style-name="Table3.A2" table:number-rows-spanned="2" office:value-type="string">
            <text:p text:style-name="P11">Starting Address</text:p>
          </table:table-cell>
          <table:table-cell table:style-name="Table3.A2" table:number-rows-spanned="2" office:value-type="string">
            <text:p text:style-name="P11">Address Space</text:p>
          </table:table-cell>
          <table:table-cell table:style-name="Table3.E2" office:value-type="string">
            <text:p text:style-name="P11">(None)</text:p>
          </table:table-cell>
        </table:table-row>
        <table:table-row>
          <table:covered-table-cell/>
          <table:table-cell table:style-name="Table3.A2" office:value-type="string">
            <text:p text:style-name="P10">Failure status:</text:p>
            <text:p text:style-name="P10">0x38 Space in byte 6<text:line-break/>0x39 Space 0xFD<text:line-break/>0x3A Space 0xFE<text:line-break/>0x3B Space 0xFF </text:p>
          </table:table-cell>
          <table:covered-table-cell/>
          <table:covered-table-cell/>
          <table:table-cell table:style-name="Table3.E2" office:value-type="string">
            <text:list xml:id="list5371004239476011199" text:style-name="L10">
              <text:list-item>
                <text:p text:style-name="P28">Error Code (two bytes)</text:p>
              </text:list-item>
              <text:list-item>
                <text:p text:style-name="P28"><text:span text:style-name="T13">o</text:span>ptional zero-terminated message string <text:span text:style-name="T13">(0 – 63 bytes)</text:span></text:p>
              </text:list-item>
            </text:list>
          </table:table-cell>
        </table:table-row>
      </table:table>
      <text:p text:style-name="Standard"/>
      <text:p text:style-name="Standard"/>
      <text:h text:style-name="Heading_20_3" text:outline-level="3">Get Configuration Options Command</text:h>
      <table:table table:name="Table9" table:style-name="Table9">
        <table:table-column table:style-name="Table9.A"/>
        <table:table-column table:style-name="Table9.B"/>
        <table:table-header-rows>
          <table:table-row>
            <table:table-cell table:style-name="Table9.A1" office:value-type="string">
              <text:p text:style-name="P7">Byte 0</text:p>
            </table:table-cell>
            <table:table-cell table:style-name="Table9.B1" office:value-type="string">
              <text:p text:style-name="P7">Byte 1</text:p>
            </table:table-cell>
          </table:table-row>
        </table:table-header-rows>
        <table:table-row>
          <table:table-cell table:style-name="Table9.A2" office:value-type="string">
            <text:p text:style-name="P10">0x20</text:p>
          </table:table-cell>
          <table:table-cell table:style-name="Table9.B2" office:value-type="string">
            <text:p text:style-name="P10">0x80</text:p>
          </table:table-cell>
        </table:table-row>
      </table:table>
      <text:p text:style-name="Standard"/>
      <text:h text:style-name="Heading_20_3" text:outline-level="3">Get Configuration Reply</text:h>
      <table:table table:name="Table10" table:style-name="Table10">
        <table:table-column table:style-name="Table10.A"/>
        <table:table-column table:style-name="Table10.B"/>
        <table:table-column table:style-name="Table10.C"/>
        <table:table-column table:style-name="Table10.D" table:number-columns-repeated="2"/>
        <table:table-column table:style-name="Table10.F"/>
        <table:table-column table:style-name="Table10.G"/>
        <table:table-header-rows>
          <table:table-row>
            <table:table-cell table:style-name="Table10.A1" office:value-type="string">
              <text:p text:style-name="P7">Byte 0</text:p>
            </table:table-cell>
            <table:table-cell table:style-name="Table10.A1" office:value-type="string">
              <text:p text:style-name="P7">Byte 1</text:p>
            </table:table-cell>
            <table:table-cell table:style-name="Table10.A1" office:value-type="string">
              <text:p text:style-name="P7">Byte 2-3</text:p>
            </table:table-cell>
            <table:table-cell table:style-name="Table10.A1" office:value-type="string">
              <text:p text:style-name="P7">Byte 4</text:p>
            </table:table-cell>
            <table:table-cell table:style-name="Table10.A1" office:value-type="string">
              <text:p text:style-name="P7">Byte 5</text:p>
            </table:table-cell>
            <table:table-cell table:style-name="Table10.A1" office:value-type="string">
              <text:p text:style-name="P7">Byte 6<text:line-break/>(Optional)</text:p>
            </table:table-cell>
            <table:table-cell table:style-name="Table10.G1" office:value-type="string">
              <text:p text:style-name="P7">Remainder<text:line-break/>(Optional)</text:p>
            </table:table-cell>
          </table:table-row>
        </table:table-header-rows>
        <table:table-row>
          <table:table-cell table:style-name="Table10.A2" office:value-type="string">
            <text:p text:style-name="P10">0x20</text:p>
          </table:table-cell>
          <table:table-cell table:style-name="Table10.A2" office:value-type="string">
            <text:p text:style-name="P10">0x82</text:p>
          </table:table-cell>
          <table:table-cell table:style-name="Table10.A2" office:value-type="string">
            <text:p text:style-name="P10">Available Commands</text:p>
          </table:table-cell>
          <table:table-cell table:style-name="Table10.A2" office:value-type="string">
            <text:p text:style-name="P10">Write Lengths</text:p>
          </table:table-cell>
          <table:table-cell table:style-name="Table10.A2" office:value-type="string">
            <text:p text:style-name="P10">Highest Address Space</text:p>
          </table:table-cell>
          <table:table-cell table:style-name="Table10.A2" office:value-type="string">
            <text:p text:style-name="P10">Lowest Address Space</text:p>
          </table:table-cell>
          <table:table-cell table:style-name="Table10.G2" office:value-type="string">
            <text:p text:style-name="P10">Name String</text:p>
          </table:table-cell>
        </table:table-row>
      </table:table>
      <text:p text:style-name="Standard"/>
      <text:h text:style-name="Heading_20_3" text:outline-level="3">Get Address Space Information Command</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7">Byte 0</text:p>
            </table:table-cell>
            <table:table-cell table:style-name="Table11.A1" office:value-type="string">
              <text:p text:style-name="P7">Byte 1</text:p>
            </table:table-cell>
            <table:table-cell table:style-name="Table11.C1" office:value-type="string">
              <text:p text:style-name="P7">Byte 2</text:p>
            </table:table-cell>
          </table:table-row>
        </table:table-header-rows>
        <table:table-row>
          <table:table-cell table:style-name="Table11.A2" office:value-type="string">
            <text:p text:style-name="P10">0x20</text:p>
          </table:table-cell>
          <table:table-cell table:style-name="Table11.A2" office:value-type="string">
            <text:p text:style-name="P10">0x84</text:p>
          </table:table-cell>
          <table:table-cell table:style-name="Table11.C2" office:value-type="string">
            <text:p text:style-name="P10">Address Space</text:p>
          </table:table-cell>
        </table:table-row>
      </table:table>
      <text:p text:style-name="Standard"/>
      <text:h text:style-name="Heading_20_3" text:outline-level="3">Get Address Space Information Reply</text:h>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header-rows>
          <table:table-row>
            <table:table-cell table:style-name="Table12.A1" office:value-type="string">
              <text:p text:style-name="P7">Byte 0</text:p>
            </table:table-cell>
            <table:table-cell table:style-name="Table12.A1" office:value-type="string">
              <text:p text:style-name="P7">Byte 1</text:p>
            </table:table-cell>
            <table:table-cell table:style-name="Table12.A1" office:value-type="string">
              <text:p text:style-name="P7">Byte 2</text:p>
            </table:table-cell>
            <table:table-cell table:style-name="Table12.A1" office:value-type="string">
              <text:p text:style-name="P7">Byte 3-6</text:p>
            </table:table-cell>
            <table:table-cell table:style-name="Table12.A1" office:value-type="string">
              <text:p text:style-name="P7">Byte 7</text:p>
            </table:table-cell>
            <table:table-cell table:style-name="Table12.A1" office:value-type="string">
              <text:p text:style-name="P7">Byte 8-11</text:p>
            </table:table-cell>
            <table:table-cell table:style-name="Table12.G1" office:value-type="string">
              <text:p text:style-name="P7">Byte 12</text:p>
            </table:table-cell>
          </table:table-row>
        </table:table-header-rows>
        <table:table-row>
          <table:table-cell table:style-name="Table12.A2" office:value-type="string">
            <text:p text:style-name="P10">0x20</text:p>
          </table:table-cell>
          <table:table-cell table:style-name="Table12.A2" office:value-type="string">
            <text:p text:style-name="P10">0x86</text:p>
          </table:table-cell>
          <table:table-cell table:style-name="Table12.A2" office:value-type="string">
            <text:p text:style-name="P11">Address Space</text:p>
          </table:table-cell>
          <table:table-cell table:style-name="Table12.A2" office:value-type="string">
            <text:p text:style-name="P11">Highest Address</text:p>
          </table:table-cell>
          <table:table-cell table:style-name="Table12.A2" office:value-type="string">
            <text:p text:style-name="P11">Flags</text:p>
          </table:table-cell>
          <table:table-cell table:style-name="Table12.A2" office:value-type="string">
            <text:p text:style-name="P11">Lowest Address</text:p>
          </table:table-cell>
          <table:table-cell table:style-name="Table12.G2" office:value-type="string">
            <text:p text:style-name="P11">Description</text:p>
          </table:table-cell>
        </table:table-row>
      </table:table>
      <text:p text:style-name="Standard"/>
      <text:h text:style-name="Heading_20_3" text:outline-level="3">Freeze Command</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7">Byte 0</text:p>
            </table:table-cell>
            <table:table-cell table:style-name="Table13.A1" office:value-type="string">
              <text:p text:style-name="P7">Byte 1</text:p>
            </table:table-cell>
            <table:table-cell table:style-name="Table13.C1" office:value-type="string">
              <text:p text:style-name="P7">Byte 2</text:p>
            </table:table-cell>
          </table:table-row>
        </table:table-header-rows>
        <table:table-row>
          <table:table-cell table:style-name="Table13.A2" office:value-type="string">
            <text:p text:style-name="P10">0x20</text:p>
          </table:table-cell>
          <table:table-cell table:style-name="Table13.A2" office:value-type="string">
            <text:p text:style-name="P10">0xA1</text:p>
          </table:table-cell>
          <table:table-cell table:style-name="Table13.C2" office:value-type="string">
            <text:p text:style-name="P10">Address Space</text:p>
          </table:table-cell>
        </table:table-row>
      </table:table>
      <text:p text:style-name="Standard"><text:soft-page-break/></text:p>
      <text:h text:style-name="Heading_20_3" text:outline-level="3">Unfreeze Command</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7">Byte 0</text:p>
            </table:table-cell>
            <table:table-cell table:style-name="Table14.A1" office:value-type="string">
              <text:p text:style-name="P7">Byte 1</text:p>
            </table:table-cell>
            <table:table-cell table:style-name="Table14.C1" office:value-type="string">
              <text:p text:style-name="P7">Byte 2</text:p>
            </table:table-cell>
          </table:table-row>
        </table:table-header-rows>
        <table:table-row>
          <table:table-cell table:style-name="Table14.A2" office:value-type="string">
            <text:p text:style-name="P10">0x20</text:p>
          </table:table-cell>
          <table:table-cell table:style-name="Table14.A2" office:value-type="string">
            <text:p text:style-name="P10">0xA0</text:p>
          </table:table-cell>
          <table:table-cell table:style-name="Table14.C2" office:value-type="string">
            <text:p text:style-name="P10">Address Space</text:p>
          </table:table-cell>
        </table:table-row>
      </table:table>
      <text:p text:style-name="Standard"/>
      <text:h text:style-name="Heading_20_3" text:outline-level="3">Lock/Reserve Command</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7">Byte 0</text:p>
            </table:table-cell>
            <table:table-cell table:style-name="Table15.A1" office:value-type="string">
              <text:p text:style-name="P7">Byte 1</text:p>
            </table:table-cell>
            <table:table-cell table:style-name="Table15.C1" office:value-type="string">
              <text:p text:style-name="P7">Byte 2-7</text:p>
            </table:table-cell>
          </table:table-row>
        </table:table-header-rows>
        <table:table-row>
          <table:table-cell table:style-name="Table15.A2" office:value-type="string">
            <text:p text:style-name="P10">0x20</text:p>
          </table:table-cell>
          <table:table-cell table:style-name="Table15.A2" office:value-type="string">
            <text:p text:style-name="P10">0x88</text:p>
          </table:table-cell>
          <table:table-cell table:style-name="Table15.C2" office:value-type="string">
            <text:p text:style-name="P11">Reserving Node ID</text:p>
          </table:table-cell>
        </table:table-row>
      </table:table>
      <text:p text:style-name="Standard"/>
      <text:h text:style-name="Heading_20_3" text:outline-level="3">Lock/Reserve Reply</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7">Byte 0</text:p>
            </table:table-cell>
            <table:table-cell table:style-name="Table16.A1" office:value-type="string">
              <text:p text:style-name="P7">Byte 1</text:p>
            </table:table-cell>
            <table:table-cell table:style-name="Table16.C1" office:value-type="string">
              <text:p text:style-name="P7">Byte 2-7</text:p>
            </table:table-cell>
          </table:table-row>
        </table:table-header-rows>
        <table:table-row>
          <table:table-cell table:style-name="Table16.A2" office:value-type="string">
            <text:p text:style-name="P10">0x20</text:p>
          </table:table-cell>
          <table:table-cell table:style-name="Table16.A2" office:value-type="string">
            <text:p text:style-name="P10">0x8A</text:p>
          </table:table-cell>
          <table:table-cell table:style-name="Table16.C2" office:value-type="string">
            <text:p text:style-name="P11">Reserved Node ID</text:p>
          </table:table-cell>
        </table:table-row>
      </table:table>
      <text:p text:style-name="Standard"/>
      <text:h text:style-name="Heading_20_3" text:outline-level="3">Get Unique ID Command</text:h>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7">Byte 0</text:p>
            </table:table-cell>
            <table:table-cell table:style-name="Table17.A1" office:value-type="string">
              <text:p text:style-name="P7">Byte 1</text:p>
            </table:table-cell>
            <table:table-cell table:style-name="Table17.C1" office:value-type="string">
              <text:p text:style-name="P7">Byte 2</text:p>
            </table:table-cell>
          </table:table-row>
        </table:table-header-rows>
        <table:table-row>
          <table:table-cell table:style-name="Table17.A2" office:value-type="string">
            <text:p text:style-name="P10">0x20</text:p>
          </table:table-cell>
          <table:table-cell table:style-name="Table17.A2" office:value-type="string">
            <text:p text:style-name="P10">0x8C</text:p>
          </table:table-cell>
          <table:table-cell table:style-name="Table17.C2" office:value-type="string">
            <text:p text:style-name="P10">Number requested (1-8, 3 bits); upper bits reserved and must be ignored</text:p>
          </table:table-cell>
        </table:table-row>
      </table:table>
      <text:p text:style-name="Standard"/>
      <text:h text:style-name="Heading_20_3" text:outline-level="3">Get Unique ID Reply</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7">Byte 0</text:p>
            </table:table-cell>
            <table:table-cell table:style-name="Table18.A1" office:value-type="string">
              <text:p text:style-name="P7">Byte 1</text:p>
            </table:table-cell>
            <table:table-cell table:style-name="Table18.C1" office:value-type="string">
              <text:p text:style-name="P7">Remainder</text:p>
            </table:table-cell>
          </table:table-row>
        </table:table-header-rows>
        <table:table-row>
          <table:table-cell table:style-name="Table18.A2" office:value-type="string">
            <text:p text:style-name="P10">0x20</text:p>
          </table:table-cell>
          <table:table-cell table:style-name="Table18.A2" office:value-type="string">
            <text:p text:style-name="P10">0x8D</text:p>
          </table:table-cell>
          <table:table-cell table:style-name="Table18.C2" office:value-type="string">
            <text:p text:style-name="P10">1-8 requested EventIDs, a total of 8-64 bytes</text:p>
          </table:table-cell>
        </table:table-row>
      </table:table>
      <text:p text:style-name="Standard"/>
      <text:h text:style-name="Heading_20_3" text:outline-level="3">Indicate Command</text:h>
      <table:table table:name="Table19" table:style-name="Table19">
        <table:table-column table:style-name="Table19.A"/>
        <table:table-column table:style-name="Table19.B"/>
        <table:table-header-rows>
          <table:table-row>
            <table:table-cell table:style-name="Table19.A1" office:value-type="string">
              <text:p text:style-name="P7">Byte 0</text:p>
            </table:table-cell>
            <table:table-cell table:style-name="Table19.B1" office:value-type="string">
              <text:p text:style-name="P7">Byte 1</text:p>
            </table:table-cell>
          </table:table-row>
        </table:table-header-rows>
        <table:table-row>
          <table:table-cell table:style-name="Table19.A2" office:value-type="string">
            <text:p text:style-name="P10">0x20</text:p>
          </table:table-cell>
          <table:table-cell table:style-name="Table19.B2" office:value-type="string">
            <text:p text:style-name="P10">0xA3 on<text:line-break/>0xA2 off</text:p>
          </table:table-cell>
        </table:table-row>
      </table:table>
      <text:p text:style-name="Standard"/>
      <text:h text:style-name="Heading_20_3" text:outline-level="3">Update Complete Command</text:h>
      <table:table table:name="Table20" table:style-name="Table20">
        <table:table-column table:style-name="Table20.A"/>
        <table:table-column table:style-name="Table20.B"/>
        <table:table-header-rows>
          <table:table-row>
            <table:table-cell table:style-name="Table20.A1" office:value-type="string">
              <text:p text:style-name="P7">Byte 0</text:p>
            </table:table-cell>
            <table:table-cell table:style-name="Table20.B1" office:value-type="string">
              <text:p text:style-name="P7">Byte 1</text:p>
            </table:table-cell>
          </table:table-row>
        </table:table-header-rows>
        <table:table-row>
          <table:table-cell table:style-name="Table20.A2" office:value-type="string">
            <text:p text:style-name="P10">0x20</text:p>
          </table:table-cell>
          <table:table-cell table:style-name="Table20.B2" office:value-type="string">
            <text:p text:style-name="P10">0xA8</text:p>
          </table:table-cell>
        </table:table-row>
      </table:table>
      <text:p text:style-name="Standard"/>
      <text:h text:style-name="Heading_20_3" text:outline-level="3">Reset/Reboot Command</text:h>
      <table:table table:name="Table21" table:style-name="Table21">
        <table:table-column table:style-name="Table21.A"/>
        <table:table-column table:style-name="Table21.B"/>
        <table:table-header-rows>
          <table:table-row>
            <table:table-cell table:style-name="Table21.A1" office:value-type="string">
              <text:p text:style-name="P7">Byte 0</text:p>
            </table:table-cell>
            <table:table-cell table:style-name="Table21.B1" office:value-type="string">
              <text:p text:style-name="P7">Byte 1</text:p>
            </table:table-cell>
          </table:table-row>
        </table:table-header-rows>
        <table:table-row>
          <table:table-cell table:style-name="Table21.A2" office:value-type="string">
            <text:p text:style-name="P10">0x20</text:p>
          </table:table-cell>
          <table:table-cell table:style-name="Table21.B2" office:value-type="string">
            <text:p text:style-name="P10">0xA9</text:p>
          </table:table-cell>
        </table:table-row>
      </table:table>
      <text:p text:style-name="Standard"/>
      <text:h text:style-name="Heading_20_3" text:outline-level="3"><text:soft-page-break/>Reinitialize/Factory Reset Command</text:h>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7">Byte 0</text:p>
            </table:table-cell>
            <table:table-cell table:style-name="Table22.A1" office:value-type="string">
              <text:p text:style-name="P7">Byte 1</text:p>
            </table:table-cell>
            <table:table-cell table:style-name="Table22.C1" office:value-type="string">
              <text:p text:style-name="P7">Byte 2-7</text:p>
            </table:table-cell>
          </table:table-row>
        </table:table-header-rows>
        <table:table-row>
          <table:table-cell table:style-name="Table22.A2" office:value-type="string">
            <text:p text:style-name="P10">0x20</text:p>
          </table:table-cell>
          <table:table-cell table:style-name="Table22.A2" office:value-type="string">
            <text:p text:style-name="P10">0xAA</text:p>
          </table:table-cell>
          <table:table-cell table:style-name="Table22.C2" office:value-type="string">
            <text:p text:style-name="P11">Node ID</text:p>
          </table:table-cell>
        </table:table-row>
      </table:table>
      <text:p text:style-name="Standard"/>
      <text:h text:style-name="Heading_20_2" text:outline-level="2">Operations</text:h>
      <text:h text:style-name="Heading_20_3" text:outline-level="3">Read, Read-Reply</text:h>
      <text:p text:style-name="Standard">In reply to the datagram containing a Read command, the receiving node shall set <text:span text:style-name="T6">the</text:span> Reply Pending bit in the Datagram Received OK message. <text:s/>The receiving node may, but is not required to, include a specific timeout interval in the Datagram Received OK message. </text:p>
      <text:p text:style-name="Standard">If the interval is provided and has elapsed without a Read Reply message being returned, the node requesting the Read operation may, but is not required to, repeat the request.</text:p>
      <text:p text:style-name="Standard">Attempts to read from an invalid location, either outside the available address range in an valid address space, or from an invalid address space, still require a returning a Read Reply datagram with an data length of zero. </text:p>
      <text:p text:style-name="Standard">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 or until the end of the address space.</text:p>
      <text:p text:style-name="Standard">Reading at least one byte, but less than the requested amount, due to the length of the address space is not considered an error.</text:p>
      <text:p text:style-name="Standard">If the full number of bytes cannot be read for any reason other than the size of the address space, or if no bytes can be read, the Read Reply shall have the Fail bit set and include an error code instead of the requested data.</text:p>
      <text:h text:style-name="Heading_20_3" text:outline-level="3">Read Stream, Read Stream Reply</text:h>
      <text:p text:style-name="Standard">Very similar to Read, except that a stream is created to carry the read information back to the requesting node. <text:s/>The stream must be established before the Read Reply datagram is sent, so that error codes can be returned via the Read Reply in the stream initialization fails.</text:p>
      <text:p text:style-name="Standard">The four bytes of read length are sent most-significant byte first.</text:p>
      <text:h text:style-name="Heading_20_3" text:outline-level="3">Write, Write Reply</text:h>
      <text:p text:style-name="Standard">If the write operation can be done immediately and succeeds, only the Datagram Received OK message reply to the Write Command datagram is returned. The Reply Pending bit is not set in the Datagram Received OK reply.</text:p>
      <text:p text:style-name="Standard">If the write operation takes time, or fails immediately, the Datagram Received OK message reply to the Write Command datagram shall carry the Reply Pending bit set. The receiving node may, but is not required to, include a specific timeout interval in the Datagram Received OK message. This is followed later by the receiving node sending a Write Reply datagram with either OK or Fail set. If Fail is set, the error code shall be included. The optional message string may be, but is not required to be, included.</text:p>
      <text:p text:style-name="Standard"><text:soft-page-break/>If a timeout interval was provided and has elapsed without a Write Reply message being returned, the node requesting the Write operation may, but is not required to, repeat the request.</text:p>
      <text:h text:style-name="Heading_20_3" text:outline-level="3">Write Stream, Write Stream Reply</text:h>
      <text:p text:style-name="Standard">Write Stream is followed by a stream initialization using the specified Stream ID. <text:s/>Once that completes, the Write Reply can be returned. <office:annotation><dc:creator>Jim Kueneman</dc:creator><dc:date>2015-02-09T06:33:11</dc:date><text:p><text:span text:style-name="T16">TODO when streams are implemented: Needs careful consideration of whether delayed reply should be used here, and how, exactly</text:span></text:p></office:annotation></text:p>
      <text:h text:style-name="Heading_20_3" text:outline-level="3"><text:bookmark-start text:name="__RefNumPara__2731_1915845353"/><text:bookmark-start text:name="__RefHeading__2729_1915845353"/><text:bookmark text:name="discovery"/>Get Configuration Options Reply<text:bookmark-end text:name="__RefNumPara__2731_1915845353"/><text:bookmark-end text:name="__RefHeading__2729_1915845353"/></text:h>
      <text:p text:style-name="Standard">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p>
      <text:list xml:id="list5774002051919010506" text:style-name="L11">
        <text:list-item>
          <text:p text:style-name="P16">Available operations mask (2 bytes, bit coded): Indicate which operations are available so the using software can know whether convenience operations (which are not possible on some hardware) are available.</text:p>
          <text:list>
            <text:list-item>
              <text:p text:style-name="P16">0x8000 Write under mask supported</text:p>
            </text:list-item>
            <text:list-item>
              <text:p text:style-name="P16">0x4000 Unaligned reads supported. If not set, reads have to start on an address with the low bits, as given by the data size, all zero. For example a 4-byte write must have the low two address bits zero.</text:p>
            </text:list-item>
            <text:list-item>
              <text:p text:style-name="P16">0x2000 Unaligned writes supported. If not set, reads have to start on an address with the low bits, as given by the data size, all zero. For example a 4-byte write must have the low two address bits zero.</text:p>
            </text:list-item>
            <text:list-item>
              <text:p text:style-name="P16">0x0800 Read from address space 0xFC available (this is the manufacturer part of Abbreviated CDI)</text:p>
            </text:list-item>
            <text:list-item>
              <text:p text:style-name="P16">0x0400 Read from address space 0xFB available (this is the user-entered part of Abbreviated CDI)</text:p>
            </text:list-item>
            <text:list-item>
              <text:p text:style-name="P16">0x0200 Write to address space 0xFB available (this is the user-entered part of Abbreviated CDI)</text:p>
            </text:list-item>
            <text:list-item>
              <text:p text:style-name="P16">Others reserved, must be ignored on receipt and sent as zero.</text:p>
            </text:list-item>
          </text:list>
        </text:list-item>
        <text:list-item>
          <text:p text:style-name="P16">Write lengths supported (One byte, bit coded): (provided for devices that can only write certain sizes to memory) (at least one bit must be set)</text:p>
          <text:list>
            <text:list-item>
              <text:p text:style-name="P16">0x80 1 byte write</text:p>
            </text:list-item>
            <text:list-item>
              <text:p text:style-name="P16">0x40 2 byte write</text:p>
            </text:list-item>
            <text:list-item>
              <text:p text:style-name="P16">0x20 4 byte writes</text:p>
            </text:list-item>
            <text:list-item>
              <text:p text:style-name="P16">0x10 64 byte writes (full datagram, but not 63 bytes or arbitrary length, just exactly 64)</text:p>
            </text:list-item>
            <text:list-item>
              <text:p text:style-name="P16">0x02 arbitrary writes of any length OK</text:p>
            </text:list-item>
            <text:list-item>
              <text:p text:style-name="P16">0x01 stream writes supported (stream support will identify buffer size)</text:p>
            </text:list-item>
            <text:list-item>
              <text:p text:style-name="P16"><text:soft-page-break/>Others reserved, must be ignored on receipt and sent as zero.</text:p>
            </text:list-item>
          </text:list>
        </text:list-item>
      </text:list>
      <text:list xml:id="list2942461835254867857" text:style-name="L12">
        <text:list-item>
          <text:p text:style-name="P17">Highest Address Space (byte): Highest number space available. Not all up to that need be available, but sparse allocation will slow down the process as “Get Address Space Information” is needed to determine whether they are present.</text:p>
        </text:list-item>
      </text:list>
      <text:list xml:id="list4918256251933720521" text:style-name="L13">
        <text:list-item>
          <text:p text:style-name="P18">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Standard">A node that only has the high spaces could have Highest Address Space = 255, Lowest Address Space = 253 or 251.</text:p>
      <text:p text:style-name="Standard">A node that has additional low address spaces, e.g. to make more memory available with a 28-bit address, could have Highest Address Space = 127, Lowest Address Space = 0 and leave the top spaces assumed.</text:p>
      <text:h text:style-name="Heading_20_3" text:outline-level="3">Get Address Space Information Reply</text:h>
      <text:p text:style-name="Standard">To ease automated access, a configuring node can inquire about the address spaces in the being-configured node. Whether or not the address space is present, a reply is required.</text:p>
      <text:list xml:id="list8509126179432539592" text:style-name="L14">
        <text:list-item>
          <text:p text:style-name="P19">Present: This is carried in the lowest bit of the command byte, just below the reply bit</text:p>
          <text:list>
            <text:list-item>
              <text:p text:style-name="P19">0x01 == 1: Present. == 0 not present.</text:p>
            </text:list-item>
          </text:list>
        </text:list-item>
        <text:list-item>
          <text:p text:style-name="P19">Space ID – provided to identify request this reply is in response to</text:p>
        </text:list-item>
        <text:list-item>
          <text:p text:style-name="P19">Highest Address (4 bytes)</text:p>
        </text:list-item>
        <text:list-item>
          <text:p text:style-name="P19">Flags (byte) – (Alignment and size were going to be here but were made global above); Read-Only is LSB, can write if 0, can only read if 1; Non-zero lowest address is 2nd-lowest bit, low address is zero if 0, is non-zero and specified in next four bytes if 1</text:p>
        </text:list-item>
        <text:list-item>
          <text:p text:style-name="P19">Lowest Address (4 bytes) – optional, omit if zero, as that will let reply fit in single CAN frame; if present, “non-zero lowest address” bit in prior byte must be 1.</text:p>
        </text:list-item>
        <text:list-item>
          <text:p text:style-name="P19">Description (variable length) – optional null-terminated string giving the user-readable name of this space</text:p>
        </text:list-item>
      </text:list>
      <text:h text:style-name="Heading_20_3" text:outline-level="3">Lock/Reserve and Freeze/Unfreeze</text:h>
      <text:p text:style-name="Standard">An OpenLCB node can, in general, be configured while the network and even the node itself is operating. </text:p>
      <text:p text:style-name="Standard">Code can be simplified by disabling operation of a node while it's being configured, so that there's no concern about it trying to react to transient incomplete information. The Freeze/Unfreeze command, if supported, can be used to tell a node that it should “freeze” operation, ignoring inputs, while the configuration is being updated. A reset of the node releases the freeze option, if set.</text:p>
      <text:p text:style-name="Standard">Although nodes can be configured by multiple other nodes, this can also lead to inconsistencies. The optional Lock/Release command can be used to avoid this. At the start of configuration, a configuring node sends a Lock message with its NodeID. If no node has locked this node, indicated by zero content <text:soft-page-break/>in the lock memory, the incoming NodeID is placed in the lock memory. If a node has locked this node, the non-zero NodeID in the lock memory is not changed. In either case, the content of the lock memory is returned in the reply. This acts as a test&amp;set operation, and informs the requesting node whether it successfully reserved the node. To release the node, repeat the lock operation with a zero NodeID. The lock memory is set to zero when the node is reset. Note that this is a voluntary protocol in the configuring nodes only; the node being configured does not change it's response to configuration operations when locked or unlocked.</text:p>
      <text:h text:style-name="Heading_20_3" text:outline-level="3">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3" text:outline-level="3">Update Complete/Reset/Reboot/Reinitialize</text:h>
      <text:p text:style-name="Standard">This is a collection of three operations, distinguished by what are normally the flag bits.</text:p>
      <text:p text:style-name="Standard">The configuration protocol does not specify the meaning of the transferred data. In particular, it doesn't specify <text:span text:style-name="T10">when</text:span> new configuration information takes effect. Depending on how the node is constructed, 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 Nodes do not have to require this operation, but receiving it must be permitted. Configuration tools should send it at the end of operations. Nodes may, but are not required to, reset after sending the reply to this message.</text:p>
      <text:p text:style-name="Standard">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Initialization Complete” when the node is back up. This operation must not reset any configuration information to default contents.</text:p>
      <text:p text:style-name="Standard">“Reinitialize/Factory Reset” is similar, but includes restoring the node's configuration as if factory reset. (This may require creating new unique EventIDs, see other note) This is a heavy-weight operation which may require some form of interlock, e.g. the user pressing a button, to prevent inadvertent data loss. As a small safety precaution, the NodeID of the note being reset is redundantly carried in the data part of the datagram.</text:p>
      <text:h text:style-name="Heading_20_3" text:outline-level="3"><text:bookmark text:name="indicate"/>Indicate</text:h>
      <text:p text:style-name="Standard">(This is likely to move to a separate protocol; note that “indicate” and “ident” are completely different things, with “ident” in a separate protocol already)<office:annotation><dc:creator>Jim Kueneman</dc:creator><dc:date>2015-02-09T06:40:16</dc:date><text:p text:style-name="P32"><text:span text:style-name="T16">Getting Direction from Bob on this.</text:span></text:p></office:annotation></text:p>
      <text:p text:style-name="Standard">This command tells the board to somehow identify itself to the user, for example by flashing a LED or operating it's outputs. This allows the user to be absolutely sure that he's configuring the correct board. “Start” (bit 0 = 1) means that the board should start indicating, and “Stop” (bit 0 = 0) means that the board should stop indicating. The data portion carries information that lets the board know what kind of indication to do. It's not always appropriate to operate outputs if they're e.g. driving large mechanical systems like doors.</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30"><text:s/>1 Introduction (Informative)<text:tab/>1</text:p>
          <text:p text:style-name="P30"><text:s/>2 Intended Use (Informative)<text:tab/>1</text:p>
          <text:p text:style-name="P30"><text:s/>3 References and Context (Normative)<text:tab/>1</text:p>
          <text:p text:style-name="P30"><text:s/>4 Protocol (Normative)<text:tab/>1</text:p>
          <text:p text:style-name="P21"><text:s/>4.1 Address Space Size<text:tab/>1</text:p>
          <text:p text:style-name="P21"><text:s/>4.2 Address Space Selection<text:tab/>1</text:p>
          <text:p text:style-name="P21"><text:s/>4.3 Message Formats<text:tab/>2</text:p>
          <text:p text:style-name="P31"><text:s/>4.3.1 Error Handling<text:tab/>2</text:p>
          <text:p text:style-name="P31"><text:s/>4.3.2 Read Command<text:tab/>2</text:p>
          <text:p text:style-name="P31"><text:s/>4.3.3 Read Reply<text:tab/>2</text:p>
          <text:p text:style-name="P31"><text:s/>4.3.4 Read Stream Command<text:tab/>3</text:p>
          <text:p text:style-name="P31"><text:s/>4.3.5 Read Stream Reply<text:tab/>3</text:p>
          <text:p text:style-name="P31"><text:s/>4.3.6 Write Command<text:tab/>3</text:p>
          <text:p text:style-name="P31"><text:s/>4.3.7 Write Reply<text:tab/>4</text:p>
          <text:p text:style-name="P31"><text:s/>4.3.8 Write Under Mask Command<text:tab/>4</text:p>
          <text:p text:style-name="P31"><text:s/>4.3.9 Write Stream Command<text:tab/>4</text:p>
          <text:p text:style-name="P31"><text:s/>4.3.10 Write Stream Reply<text:tab/>5</text:p>
          <text:p text:style-name="P31"><text:s/>4.3.11 Get Configuration Options Command<text:tab/>5</text:p>
          <text:p text:style-name="P31"><text:s/>4.3.12 Get Configuration Reply<text:tab/>5</text:p>
          <text:p text:style-name="P31"><text:s/>4.3.13 Get Address Space Information Command<text:tab/>5</text:p>
          <text:p text:style-name="P31"><text:s/>4.3.14 Get Address Space Information Reply<text:tab/>5</text:p>
          <text:p text:style-name="P31"><text:s/>4.3.15 Freeze Command<text:tab/>5</text:p>
          <text:p text:style-name="P31"><text:s/>4.3.16 Unfreeze Command<text:tab/>6</text:p>
          <text:p text:style-name="P31"><text:s/>4.3.17 Lock/Reserve Command<text:tab/>6</text:p>
          <text:p text:style-name="P31"><text:s/>4.3.18 Lock/Reserve Reply<text:tab/>6</text:p>
          <text:p text:style-name="P31"><text:s/>4.3.19 Get Unique ID Command<text:tab/>6</text:p>
          <text:p text:style-name="P31"><text:s/>4.3.20 Get Unique ID Reply<text:tab/>6</text:p>
          <text:p text:style-name="P31"><text:s/>4.3.21 Indicate Command<text:tab/>6</text:p>
          <text:p text:style-name="P31"><text:s/>4.3.22 Update Complete Command<text:tab/>6</text:p>
          <text:p text:style-name="P31"><text:s/>4.3.23 Reset/Reboot Command<text:tab/>6</text:p>
          <text:p text:style-name="P31"><text:s/>4.3.24 Reinitialize/Factory Reset Command<text:tab/>7</text:p>
          <text:p text:style-name="P21"><text:s/>4.4 Operations<text:tab/>7</text:p>
          <text:p text:style-name="P31"><text:s/>4.4.1 Read, Read-Reply<text:tab/>7</text:p>
          <text:p text:style-name="P31"><text:s/>4.4.2 Read Stream, Read Stream Reply<text:tab/>7</text:p>
          <text:p text:style-name="P31"><text:s/>4.4.3 Write, Write Reply<text:tab/>7</text:p>
          <text:p text:style-name="P31"><text:s/>4.4.4 Write Stream, Write Stream Reply<text:tab/>8</text:p>
          <text:p text:style-name="P31"><text:s/>4.4.5 Get Configuration Options Reply<text:tab/>8</text:p>
          <text:p text:style-name="P31"><text:s/>4.4.6 Get Address Space Information Reply<text:tab/>9</text:p>
          <text:p text:style-name="P31"><text:s/>4.4.7 Lock/Reserve and Freeze/Unfreeze<text:tab/>9</text:p>
          <text:p text:style-name="P31"><text:s/>4.4.8 Get Unique EventID<text:tab/>10</text:p>
          <text:p text:style-name="P31"><text:s/>4.4.9 Update Complete/Reset/Reboot/Reinitialize<text:tab/>10</text:p>
          <text:p text:style-name="P31"><text:s/>4.4.10 Indicate<text:tab/>10</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Lucida Grande UI" svg:font-family="'.Lucida Grande UI'" style:font-family-generic="swiss"/>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Lucida Grande UI1" svg:font-family="'.Lucida Grande UI'"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2972in" fo:margin-left="0.1833in" fo:margin-right="0.0194in" table:align="margins" style:writing-mode="lr-tb"/>
    </style:style>
    <style:style style:name="Table1.A" style:family="table-column">
      <style:table-column-properties style:column-width="3.3104in" style:rel-column-width="34451*"/>
    </style:style>
    <style:style style:name="Table1.B" style:family="table-column">
      <style:table-column-properties style:column-width="0.0306in" style:rel-column-width="317*"/>
    </style:style>
    <style:style style:name="Table1.C" style:family="table-column">
      <style:table-column-properties style:column-width="1.5354in" style:rel-column-width="15979*"/>
    </style:style>
    <style:style style:name="Table1.D" style:family="table-column">
      <style:table-column-properties style:column-width="1.4208in" style:rel-column-width="1478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409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text-properties style:font-name="Arial1" fo:font-size="16pt" style:font-size-asian="16pt" style:font-size-complex="16pt"/>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1ae483" style:font-size-asian="8pt" style:font-size-complex="8pt"/>
    </style:style>
    <style:style style:name="MT4" style:family="text">
      <style:text-properties officeooo:rsid="001ae483"/>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1ae483"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CAN Memory Configuration Standard</text:p>
      </style:header>
      <style:footer>
        <text:p text:style-name="MP2"><text:span text:style-name="Page_20_Number"><text:span text:style-name="MT1">Copyright </text:span></text:span><text:span text:style-name="Page_20_Number"><text:span text:style-name="MT2">2012-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1</text:page-number></text:span></text:span><text:span text:style-name="Page_20_Number"><text:span text:style-name="MT1"> of </text:span></text:span><text:span text:style-name="Page_20_Number"><text:span text:style-name="MT1"><text:page-count style:num-format="1">11</text:page-count></text:span></text:span><text:span text:style-name="Page_20_Number"><text:span text:style-name="MT1"> - </text:span></text:span><text:span text:style-name="Page_20_Number"><text:span text:style-name="MT3">Feb 17, 2015</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971AFE23.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Memory Configuration</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span text:style-name="MT4">Feb 17, 2015</text:span></text:p>
            </table:table-cell>
            <table:table-cell table:style-name="Table1.C1" office:value-type="string">
              <text:p text:style-name="MP6"><text:span text:style-name="MT4">Adopted</text:span></text:p>
            </table:table-cell>
          </table:table-row>
        </table:table>
        <text:p text:style-name="Header"/>
      </style:header>
      <style:footer>
        <text:p text:style-name="MP7"><text:span text:style-name="Page_20_Number"><text:span text:style-name="MT1">Copyright </text:span></text:span><text:span text:style-name="Page_20_Number"><text:span text:style-name="MT2">2012-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11</text:page-count></text:span></text:span><text:span text:style-name="Page_20_Number"><text:span text:style-name="MT6"> - </text:span></text:span><text:span text:style-name="Page_20_Number"><text:span text:style-name="MT7">Feb 17, 2015</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mory Configuration Standard</dc:title>
    <meta:initial-creator>Alex Shepherd</meta:initial-creator>
    <meta:creation-date>2009-01-22T07:11:27</meta:creation-date>
    <meta:editing-cycles>169</meta:editing-cycles>
    <meta:editing-duration>P1DT16H19M47S</meta:editing-duration>
    <meta:generator>LibreOffice/4.2.7.2$Linux_X86_64 LibreOffice_project/420m0$Build-2</meta:generator>
    <dc:date>2015-02-17T01:17:37.572549425</dc:date>
    <dc:creator>Balazs Racz</dc:creator>
    <meta:keyword>Memory Configuration</meta:keyword>
    <meta:document-statistic meta:table-count="24" meta:image-count="1" meta:object-count="0" meta:page-count="11" meta:paragraph-count="370" meta:word-count="3346" meta:character-count="19587" meta:non-whitespace-character-count="16531"/>
    <meta:user-defined meta:name="Info 1"/>
    <meta:user-defined meta:name="Info 2"/>
    <meta:user-defined meta:name="Info 3"/>
    <meta:user-defined meta:name="Info 4"/>
  </office:meta>
</office:document-meta>
</file>